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c745" officeooo:paragraph-rsid="0006c7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document using the LibreOffice Writer software.</text:p>
      <text:p text:style-name="P1"/>
      <text:p text:style-name="P1">The quick brown fox jumps over the lazy dog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22:33:56.059896320</meta:creation-date>
    <dc:date>2018-06-27T22:36:18.117811600</dc:date>
    <meta:editing-duration>P0D</meta:editing-duration>
    <meta:editing-cycles>1</meta:editing-cycles>
    <meta:document-statistic meta:table-count="0" meta:image-count="0" meta:object-count="0" meta:page-count="1" meta:paragraph-count="2" meta:word-count="19" meta:character-count="106" meta:non-whitespace-character-count="89"/>
    <meta:generator>LibreOffice/4.2.8.2$Linux_X86_64 LibreOffice_project/420m0$Build-2</meta:generator>
  </office:meta>
</office:document-meta>
</file>